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3876703aeda9055a21c9a2fa98b59079" style:family="table-column">
      <style:table-column-properties fo:break-before="auto" style:use-optimal-column-width="false" style:column-width="6cm"/>
    </style:style>
    <style:style style:name="odsStyleTableColumn-8ce2d9f6b43e154c7bcee466d3f44e27" style:family="table-column">
      <style:table-column-properties fo:break-before="auto" style:use-optimal-column-width="false" style:column-width="5cm"/>
    </style:style>
    <style:style style:name="odsStyleTableColumn-433e55a1c14b3bd549766178d0346af9" style:family="table-column">
      <style:table-column-properties fo:break-before="auto" style:use-optimal-column-width="false" style:column-width="3cm"/>
    </style:style>
    <style:style style:name="odsStyleTableCell-be5289caaff3c465f131a202afa5e689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fac0606403d7ddb052bc17e969ea78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0cae72e3665d5eefd61e1c5d8a013a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b035db8374fb29ca10449e8c64e8d6e9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42e2e600474373d64d98bf5527887c96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3876703aeda9055a21c9a2fa98b59079" table:default-cell-style-name="Default"/>
        <table:table-column table:style-name="odsStyleTableColumn-8ce2d9f6b43e154c7bcee466d3f44e27" table:default-cell-style-name="Default"/>
        <table:table-column table:style-name="odsStyleTableColumn-433e55a1c14b3bd549766178d0346af9" table:default-cell-style-name="Default"/>
        <table:table-column table:style-name="odsStyleTableColumn-433e55a1c14b3bd549766178d0346af9" table:default-cell-style-name="Default"/>
        <table:table-column table:style-name="odsStyleTableColumn-433e55a1c14b3bd549766178d0346af9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be5289caaff3c465f131a202afa5e689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fac0606403d7ddb052bc17e969ea784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fac0606403d7ddb052bc17e969ea784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5fac0606403d7ddb052bc17e969ea784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fac0606403d7ddb052bc17e969ea784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0cae72e3665d5eefd61e1c5d8a013af" office:value-type="string">
            <text:p>PAIS</text:p>
          </table:table-cell>
          <table:table-cell table:style-name="odsStyleTableCell-30cae72e3665d5eefd61e1c5d8a013af" office:value-type="string">
            <text:p>UNIDAD MONETARIA</text:p>
          </table:table-cell>
          <table:table-cell table:style-name="odsStyleTableCell-30cae72e3665d5eefd61e1c5d8a013af" office:value-type="string">
            <text:p>MONEDA</text:p>
          </table:table-cell>
          <table:table-cell table:style-name="odsStyleTableCell-30cae72e3665d5eefd61e1c5d8a013af" office:value-type="string">
            <text:p>TIPO DE CAMBIO EN Bs POR UNIDAD DE MONEDA EXTRANJERA</text:p>
          </table:table-cell>
          <table:table-cell table:style-name="odsStyleTableCell-30cae72e3665d5eefd61e1c5d8a013af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fac0606403d7ddb052bc17e969ea784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0cae72e3665d5eefd61e1c5d8a013af" office:value-type="string">
            <text:p> </text:p>
          </table:table-cell>
          <table:table-cell table:style-name="odsStyleTableCell-30cae72e3665d5eefd61e1c5d8a013af" office:value-type="string">
            <text:p>UNIDAD MONETARIA</text:p>
          </table:table-cell>
          <table:table-cell table:style-name="odsStyleTableCell-30cae72e3665d5eefd61e1c5d8a013af" office:value-type="string">
            <text:p>MONEDA</text:p>
          </table:table-cell>
          <table:table-cell table:style-name="odsStyleTableCell-30cae72e3665d5eefd61e1c5d8a013af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fac0606403d7ddb052bc17e969ea784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0cae72e3665d5eefd61e1c5d8a013af" office:value-type="string">
            <text:p> </text:p>
          </table:table-cell>
        </table:table-row>
        <table:table-row table:style-name="ro1">
          <table:table-cell table:style-name="odsStyleTableCell-b035db8374fb29ca10449e8c64e8d6e9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2e2e600474373d64d98bf5527887c96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18</meta:creation-date>
    <meta:generator>ods générator</meta:generator>
    <dc:date>2024-10-15T21:15:18</dc:date>
    <meta:editing-duration>PT1S</meta:editing-duration>
    <meta:editing-cycles>1</meta:editing-cycles>
    <meta:document-statistic meta:table-count="1" meta:cell-count="4" meta:object-count="0"/>
  </office:meta>
</office:document-meta>
</file>